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jaliOldLipi" svg:font-family="AnjaliOldLipi" style:font-pitch="variable"/>
    <style:font-face style:name="Bitstream Vera Sans" svg:font-family="'Bitstream Vera Sans'" style:font-family-generic="swiss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9050" officeooo:paragraph-rsid="001f9050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f9050" officeooo:paragraph-rsid="001f9050"/>
    </style:style>
    <style:style style:name="P3" style:family="paragraph" style:parent-style-name="Standard">
      <style:paragraph-properties fo:text-align="end" style:justify-single-word="false"/>
      <style:text-properties style:font-name="Cantarell" officeooo:rsid="001f9050" officeooo:paragraph-rsid="001f9050"/>
    </style:style>
    <style:style style:name="P4" style:family="paragraph" style:parent-style-name="Standard">
      <style:paragraph-properties fo:text-align="start" style:justify-single-word="false"/>
      <style:text-properties style:font-name="Cantarell" officeooo:rsid="001f9050" officeooo:paragraph-rsid="001f9050"/>
    </style:style>
    <style:style style:name="P5" style:family="paragraph" style:parent-style-name="Standard">
      <style:paragraph-properties fo:text-align="justify" style:justify-single-word="false"/>
      <style:text-properties style:font-name="Cantarell" officeooo:rsid="001f9050" officeooo:paragraph-rsid="001f9050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ntarell" officeooo:rsid="001f9050" officeooo:paragraph-rsid="001f9050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Cantarell" officeooo:rsid="001f9050" officeooo:paragraph-rsid="001f9050"/>
    </style:style>
    <style:style style:name="P8" style:family="paragraph" style:parent-style-name="Standard">
      <style:paragraph-properties fo:text-align="justify" style:justify-single-word="false"/>
      <style:text-properties style:font-name="Cantarell" fo:font-weight="bold" officeooo:rsid="001f9050" officeooo:paragraph-rsid="001f9050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ntarell" fo:font-weight="bold" officeooo:rsid="001f9050" officeooo:paragraph-rsid="001f905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ntarel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reia Seguí Torra</text:p>
      <text:p text:style-name="P3">Av. Central, 55, 7<text:span text:style-name="T1">è</text:span> 1<text:span text:style-name="T1">a</text:span>, de Maó</text:p>
      <text:p text:style-name="P3">DNI: 1234568</text:p>
      <text:p text:style-name="P3">Tel. 366879845</text:p>
      <text:p text:style-name="P1"><text:a xlink:type="simple" xlink:href="mailto:mirieaseguitorra@gmail.com" text:style-name="Internet_20_link" text:visited-style-name="Visited_20_Internet_20_Link"><text:span text:style-name="T4">mirieaseguitorra@gmail.com</text:span></text:a></text:p>
      <text:p text:style-name="P4"/>
      <text:p text:style-name="P4"/>
      <text:p text:style-name="P4"/>
      <text:p text:style-name="P8">Per a Sr. Joan,</text:p>
      <text:p text:style-name="P5"/>
      <text:p text:style-name="P5">Jo, Mireia Seguí Torra, amb DNI 1234568, domicili Av. Central, 55 7<text:span text:style-name="T1">è </text:span>1<text:span text:style-name="T1">a</text:span>, de Maó , per la present sol·licito ser admès/ a per a prendre part en el concurs oposició per a una plaça administrativa en (DIGITAL, S,L).</text:p>
      <text:p text:style-name="P5"><text:span text:style-name="T3"/></text:p>
      <text:p text:style-name="P5"><text:span text:style-name="T3">MOTIUS DE LA SOL·LICITUD</text:span> </text:p>
      <text:p text:style-name="P5"/>
      <text:p text:style-name="P6"><text:span text:style-name="T3">Formació: </text:span>Indiqueu la vostra formació acadèmica rellevant per a la plaça.</text:p>
      <text:p text:style-name="P6"><text:span text:style-name="T3">Experiència Laboral:</text:span> Descriviu breument la vostra experiència laboral en llocs similars. </text:p>
      <text:p text:style-name="P6"><text:span text:style-name="T3">Habilitats:</text:span> Destaqueu les habilitats i competències que us fan un/a candidat/a idoni/a per a la plaça.</text:p>
      <text:p text:style-name="P6"/>
      <text:p text:style-name="P6"><text:span text:style-name="T3">DOCUMENTACIÓ ADJUNTA</text:span> </text:p>
      <text:p text:style-name="P6"><text:s/>Adjunto a aquesta sol·licitud la següent documentació:</text:p>
      <text:list text:style-name="L1">
        <text:list-item>
          <text:p text:style-name="P7">Fotocòpia del DNI.</text:p>
        </text:list-item>
        <text:list-item>
          <text:p text:style-name="P7">Currículum Vitae.</text:p>
        </text:list-item>
        <text:list-item>
          <text:p text:style-name="P7">Títols acadèmics i/o certificacions.</text:p>
        </text:list-item>
        <text:list-item>
          <text:p text:style-name="P7">Certificat d’antecedents penals (si escau).</text:p>
        </text:list-item>
        <text:list-item>
          <text:p text:style-name="P7">Altres documents que considereu rellevants. </text:p>
        </text:list-item>
      </text:list>
      <text:p text:style-name="P6"/>
      <text:p text:style-name="P9">DECLARACIÓ</text:p>
      <text:p text:style-name="P6">Declaro que la informació proporcionada en aquesta sol·licitud és veraç i correcta, i que compleixo amb els requisits establerts per a participar en el concurs oposició. Estic disposat/da a aportar la documentació necessària que acrediti tot el que s’indica en aquesta sol·licitud.</text:p>
      <text:p text:style-name="P6">Esperant la vostra resposta favorable, rebeu una cordial salutació.</text:p>
      <text:p text:style-name="P6">Atentament, </text:p>
      <text:p text:style-name="P6">Mireia Seguí Torra</text:p>
      <text:p text:style-name="P2"><text:span text:style-name="T4">Maó, 15 de setembre de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jaliOldLipi" svg:font-family="AnjaliOldLipi" style:font-pitch="variable"/>
    <style:font-face style:name="Bitstream Vera Sans" svg:font-family="'Bitstream Vera Sans'" style:font-family-generic="swiss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dde8cb" style:writing-mode="lr-tb" draw:fill="solid" draw:fill-color="#dde8c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dde8cb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9:22.217514263</meta:creation-date>
    <dc:date>2024-11-15T12:41:03.872262530</dc:date>
    <meta:editing-duration>PT20M45S</meta:editing-duration>
    <meta:editing-cycles>1</meta:editing-cycles>
    <meta:document-statistic meta:table-count="0" meta:image-count="0" meta:object-count="0" meta:page-count="1" meta:paragraph-count="24" meta:word-count="195" meta:character-count="1275" meta:non-whitespace-character-count="1103"/>
    <meta:generator>LibreOffice/24.2.6.2$Linux_X86_64 LibreOffice_project/420$Build-2</meta:generator>
  </office:meta>
</office:document-meta>
</file>